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1_2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1_3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1_4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1_5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1_6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1_7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1_8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1_9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1_10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2_2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2_3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2_4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2_5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2_6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2_7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2_8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2_9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2_10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2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3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4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5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6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7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8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9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10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4_11" style:family="text">
      <style:text-properties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P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5_1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5_2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5_3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5_4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_1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2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3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4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5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6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7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8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9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10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11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T6_12" style:family="text">
      <style:text-properties fo:font-style="italic" style:font-style-asian="italic" style:font-style-complex="italic" style:font-name="Courier New" fo:font-size="13pt" style:font-name-asian="Courier New" style:font-size-asian="13pt" style:font-name-complex="Courier New" style:font-size-complex="13pt"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1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1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2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12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12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12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12_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12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2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2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2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2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2_1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4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5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1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6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6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6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6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7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8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1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9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0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0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1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22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23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2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4_1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2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3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4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5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6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7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8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9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10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11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12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13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4_14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2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5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9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10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1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1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1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1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1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1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1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5_1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6_2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6_3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6_4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6_5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6_6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6_7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6_8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6_9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7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7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7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7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2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8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9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10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1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1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1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1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1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1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1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8_1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9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9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10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1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1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29_1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2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3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4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5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6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7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8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9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10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11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30_12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2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3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4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4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4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4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4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4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4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4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4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5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5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5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6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6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6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7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38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3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39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4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1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2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3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3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3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4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4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4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4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5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5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6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4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4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4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48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49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5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0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5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1_2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5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2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2_3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5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3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5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54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2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4_2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5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6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2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2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2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2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7_2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58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59" style:family="paragraph" style:parent-style-name="Standard">
      <style:paragraph-properties fo:text-align="justify" fo:break-before="auto" fo:line-height="115%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6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0_1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0_2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0_3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0_4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0_5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0_6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1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1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1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1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1_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1_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1_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2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2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2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2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2_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2_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2_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2_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6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3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9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10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1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1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1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1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1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3_1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4_1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4_2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4_3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4_4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4_5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5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5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5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5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5_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5_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5_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5_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5_9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5_10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6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6_1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2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3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4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5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6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7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8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9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10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11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12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13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6_14" style:family="text">
      <style:text-properties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6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7_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7_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7_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7_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7_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7_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7_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7_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7_9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67_10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68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6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6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6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70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7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1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7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2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7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3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74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75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5_1" style:family="text">
      <style:text-properties style:font-name="Courier New" fo:font-size="12pt" style:font-name-asian="Courier New" style:font-size-asian="12pt" style:font-name-complex="Courier New" style:font-size-complex="12pt" style:text-underline-style="solid" style:text-underline-color="font-color"/>
    </style:style>
    <style:style style:name="T75_2" style:family="text">
      <style:text-properties style:font-name="Courier New" fo:font-size="12pt" style:font-name-asian="Courier New" style:font-size-asian="12pt" style:font-name-complex="Courier New" style:font-size-complex="12pt" style:text-underline-style="solid" style:text-underline-color="font-color"/>
    </style:style>
    <style:style style:name="T75_3" style:family="text">
      <style:text-properties style:font-name="Courier New" fo:font-size="12pt" style:font-name-asian="Courier New" style:font-size-asian="12pt" style:font-name-complex="Courier New" style:font-size-complex="12pt" style:text-underline-style="solid" style:text-underline-color="font-color"/>
    </style:style>
    <style:style style:name="T75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1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1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1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16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17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18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19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20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2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2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2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75_2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2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2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2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2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2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5_3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76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77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7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7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8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79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7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79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82" style:family="paragraph" style:parent-style-name="Standard">
      <style:paragraph-properties fo:text-align="justify" fo:break-before="auto" fo:line-height="115%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4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85" style:family="paragraph" style:parent-style-name="Standard">
      <style:paragraph-properties fo:text-align="justify" fo:break-before="auto" fo:line-height="115%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6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7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8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89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0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1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2" style:family="paragraph" style:parent-style-name="Standard">
      <style:paragraph-properties fo:text-align="justify" fo:break-before="auto" fo:line-height="115%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>
      <style:text-properties style:font-name="Courier New" fo:font-size="12pt" style:font-name-asian="Courier New" style:font-size-asian="12pt" style:font-name-complex="Courier New" style:font-size-complex="12pt" style:text-underline-style="solid" style:text-underline-color="font-color"/>
    </style:style>
    <style:style style:name="T93_2" style:family="text">
      <style:text-properties style:font-name="Courier New" fo:font-size="12pt" style:font-name-asian="Courier New" style:font-size-asian="12pt" style:font-name-complex="Courier New" style:font-size-complex="12pt" style:text-underline-style="solid" style:text-underline-color="font-color"/>
    </style:style>
    <style:style style:name="T93_3" style:family="text">
      <style:text-properties style:font-name="Courier New" fo:font-size="12pt" style:font-name-asian="Courier New" style:font-size-asian="12pt" style:font-name-complex="Courier New" style:font-size-complex="12pt" style:text-underline-style="solid" style:text-underline-color="font-color"/>
    </style:style>
    <style:style style:name="T93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9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93_10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93_11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93_12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93_13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93_14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93_15" style:family="text">
      <style:text-properties fo:font-style="italic" style:font-style-asian="italic" style:font-style-complex="italic" style:font-name="Courier New" fo:font-size="12pt" style:font-name-asian="Courier New" style:font-size-asian="12pt" style:font-name-complex="Courier New" style:font-size-complex="12pt"/>
    </style:style>
    <style:style style:name="T93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3_2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4" style:family="paragraph" style:parent-style-name="Standard">
      <style:paragraph-properties fo:text-align="justify" fo:break-before="auto" fo:line-height="115%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5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5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5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5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5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6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6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6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9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2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  <style:text-properties style:font-name="Courier New" fo:font-size="12pt" style:font-name-asian="Courier New" style:font-size-asian="12pt" style:font-name-complex="Courier New" style:font-size-complex="12pt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4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5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5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5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5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5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5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5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6" style:family="paragraph" style:parent-style-name="Standard">
      <style:paragraph-properties fo:text-align="justify" fo:break-before="auto" fo:line-height="115%" style:writing-mode="lr-tb"/>
    </style:style>
    <style:style style:name="T106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6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7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8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09" style:family="paragraph" style:parent-style-name="Standard">
      <style:paragraph-properties fo:text-align="justify" fo:break-before="auto" fo:line-height="115%" style:writing-mode="lr-tb"/>
    </style:style>
    <style:style style:name="T10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1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2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09_2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10" style:family="paragraph" style:parent-style-name="Standard">
      <style:paragraph-properties fo:text-align="justify" fo:break-before="auto" fo:line-height="115%" style:writing-mode="lr-tb"/>
    </style:style>
    <style:style style:name="T11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1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1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1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10_1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11" style:family="paragraph" style:parent-style-name="Standard">
      <style:paragraph-properties fo:text-align="justify" fo:break-before="auto" fo:line-height="115%" style:writing-mode="lr-tb"/>
      <style:text-properties style:font-name="Courier New" fo:font-size="12pt" style:font-name-asian="Courier New" style:font-size-asian="12pt" style:font-name-complex="Courier New" style:font-size-complex="12pt"/>
    </style:style>
  </office:automatic-styles>
  <office:body>
    <office:text>
      <text:p text:style-name="P1"><text:span text:style-name="T1_1">PROGRAMAÇÃO</text:span><text:span text:style-name="T1_2"><text:s/></text:span><text:span text:style-name="T1_3">FUNCIONAL</text:span><text:span text:style-name="T1_4"><text:s/>-<text:s/></text:span><text:span text:style-name="T1_5">LISTA</text:span><text:span text:style-name="T1_6"><text:s/></text:span><text:span text:style-name="T1_7">DE</text:span><text:span text:style-name="T1_8"><text:s/></text:span><text:span text:style-name="T1_9">EXERCÍCIOS</text:span><text:span text:style-name="T1_10"><text:s/>03</text:span></text:p>
      <text:p text:style-name="P2"><text:span text:style-name="T2_1">Daniel</text:span><text:span text:style-name="T2_2"><text:s/></text:span><text:span text:style-name="T2_3">Carlos</text:span><text:span text:style-name="T2_4"><text:s/></text:span><text:span text:style-name="T2_5">Hovadick</text:span><text:span text:style-name="T2_6"><text:s/></text:span><text:span text:style-name="T2_7">Félix</text:span><text:span text:style-name="T2_8"><text:s/>-<text:s/></text:span><text:span text:style-name="T2_9">Matrícula</text:span><text:span text:style-name="T2_10">:<text:s/>2010048967</text:span></text:p>
      <text:p text:style-name="P3"/>
      <text:p text:style-name="P4"><text:span text:style-name="T4_1">9.6<text:s/></text:span><text:span text:style-name="T4_2">Prove</text:span><text:span text:style-name="T4_3"><text:s/></text:span><text:span text:style-name="T4_4">the</text:span><text:span text:style-name="T4_5"><text:s/></text:span><text:span text:style-name="T4_6">two</text:span><text:span text:style-name="T4_7"><text:s/></text:span><text:span text:style-name="T4_8">rules</text:span><text:span text:style-name="T4_9"><text:s/></text:span><text:span text:style-name="T4_10">for</text:span><text:span text:style-name="T4_11"><text:s/>++:</text:span></text:p>
      <text:p text:style-name="P5"><text:span text:style-name="T5_1">xs</text:span><text:span text:style-name="T5_2"><text:s/>++<text:s/>[]<text:s text:c="9"/>=<text:s/></text:span><text:span text:style-name="T5_3">xs</text:span><text:span text:style-name="T5_4"><text:s text:c="16"/>{++.3}</text:span></text:p>
      <text:p text:style-name="P6"><text:span text:style-name="T6_1">xs</text:span><text:span text:style-name="T6_2"><text:s/>++<text:s/>(</text:span><text:span text:style-name="T6_3">ys</text:span><text:span text:style-name="T6_4"><text:s/>++<text:s/></text:span><text:span text:style-name="T6_5">zs</text:span><text:span text:style-name="T6_6">)<text:s/>=<text:s/>(</text:span><text:span text:style-name="T6_7">xs</text:span><text:span text:style-name="T6_8"><text:s/>++<text:s/></text:span><text:span text:style-name="T6_9">ys</text:span><text:span text:style-name="T6_10">)<text:s/>++<text:s/></text:span><text:span text:style-name="T6_11">zs</text:span><text:span text:style-name="T6_12"><text:s text:c="2"/>{++.4}</text:span></text:p>
      <text:p text:style-name="P7"/>
      <text:p text:style-name="P8"><text:span text:style-name="T8_1">Definição</text:span><text:span text:style-name="T8_2"><text:s/></text:span><text:span text:style-name="T8_3">de</text:span><text:span text:style-name="T8_4"><text:s/>++:</text:span></text:p>
      <text:p text:style-name="P9"><text:span text:style-name="T9_1"><text:tab/>[]<text:s/>++<text:s/></text:span><text:span text:style-name="T9_2">y</text:span><text:span text:style-name="T9_3"><text:s text:c="4"/>=<text:s/></text:span><text:span text:style-name="T9_4">y</text:span><text:span text:style-name="T9_5"><text:tab/><text:s text:c="13"/>{++.1}</text:span></text:p>
      <text:p text:style-name="P10"><text:span text:style-name="T10_1"><text:tab/>(</text:span><text:span text:style-name="T10_2">a</text:span><text:span text:style-name="T10_3">:</text:span><text:span text:style-name="T10_4">x</text:span><text:span text:style-name="T10_5">)<text:s/>++<text:s/></text:span><text:span text:style-name="T10_6">y</text:span><text:span text:style-name="T10_7"><text:s/>=<text:s/></text:span><text:span text:style-name="T10_8">a</text:span><text:span text:style-name="T10_9"><text:s/>:<text:s/>(</text:span><text:span text:style-name="T10_10">x</text:span><text:span text:style-name="T10_11"><text:s/>++<text:s/></text:span><text:span text:style-name="T10_12">y</text:span><text:span text:style-name="T10_13">)<text:tab/><text:s text:c="3"/>{++.2}</text:span></text:p>
      <text:p text:style-name="P11"/>
      <text:p text:style-name="P12"><text:span text:style-name="T12_1">Prova</text:span><text:span text:style-name="T12_2"><text:s/></text:span><text:span text:style-name="T12_3">de</text:span><text:span text:style-name="T12_4"><text:s/>(++.3)<text:s/></text:span><text:span text:style-name="T12_5">indu</text:span><text:span text:style-name="T12_6">ção</text:span><text:span text:style-name="T12_7"><text:s/></text:span><text:span text:style-name="T12_8">sobre</text:span><text:span text:style-name="T12_9"><text:s/></text:span><text:span text:style-name="T12_10">xs</text:span><text:span text:style-name="T12_11">:</text:span></text:p>
      <text:p text:style-name="P13"><text:span text:style-name="T13_1">Caso</text:span><text:span text:style-name="T13_2"><text:s/></text:span><text:span text:style-name="T13_3">base</text:span><text:span text:style-name="T13_4"><text:s/>(</text:span><text:span text:style-name="T13_5">x</text:span><text:span text:style-name="T13_6"><text:s/>=<text:s/>[]):</text:span></text:p>
      <text:p text:style-name="P14"><text:span text:style-name="T14_1">[]<text:s/>++<text:s/>[]<text:s/>=<text:s/>[]<text:s text:c="20"/>{++.1}</text:span></text:p>
      <text:p text:style-name="P15"/>
      <text:p text:style-name="P16"><text:span text:style-name="T16_1">Hipótese</text:span><text:span text:style-name="T16_2"><text:s/></text:span><text:span text:style-name="T16_3">indutiva</text:span><text:span text:style-name="T16_4">:</text:span></text:p>
      <text:p text:style-name="P17"><text:span text:style-name="T17_1">xs</text:span><text:span text:style-name="T17_2"><text:s/>++<text:s/>[]<text:s/>=<text:s/></text:span><text:span text:style-name="T17_3">xs</text:span><text:span text:style-name="T17_4"><text:s text:c="20"/>{</text:span><text:span text:style-name="T17_5">hip</text:span><text:span text:style-name="T17_6">.}</text:span></text:p>
      <text:p text:style-name="P18"/>
      <text:p text:style-name="P19"><text:span text:style-name="T19_1">Caso</text:span><text:span text:style-name="T19_2"><text:s/></text:span><text:span text:style-name="T19_3">indutivo</text:span><text:span text:style-name="T19_4"><text:s/>(</text:span><text:span text:style-name="T19_5">P</text:span><text:span text:style-name="T19_6">(</text:span><text:span text:style-name="T19_7">xs</text:span><text:span text:style-name="T19_8">)<text:s/>=&gt;<text:s/></text:span><text:span text:style-name="T19_9">P</text:span><text:span text:style-name="T19_10">(</text:span><text:span text:style-name="T19_11">x</text:span><text:span text:style-name="T19_12">:</text:span><text:span text:style-name="T19_13">xs</text:span><text:span text:style-name="T19_14">)):</text:span></text:p>
      <text:p text:style-name="P20"><text:span text:style-name="T20_1">(</text:span><text:span text:style-name="T20_2">x</text:span><text:span text:style-name="T20_3">:</text:span><text:span text:style-name="T20_4">xs</text:span><text:span text:style-name="T20_5">)<text:s/>++<text:s/>[]<text:s/>=<text:s/>(</text:span><text:span text:style-name="T20_6">x</text:span><text:span text:style-name="T20_7">:</text:span><text:span text:style-name="T20_8">xs</text:span><text:span text:style-name="T20_9">)</text:span></text:p>
      <text:p text:style-name="P21"><text:span text:style-name="T21_1"><text:s text:c="2"/></text:span><text:span text:style-name="T21_2">x</text:span><text:span text:style-name="T21_3">:(</text:span><text:span text:style-name="T21_4">xs</text:span><text:span text:style-name="T21_5">++[])<text:s/>=<text:s/>(</text:span><text:span text:style-name="T21_6">x</text:span><text:span text:style-name="T21_7">:</text:span><text:span text:style-name="T21_8">xs</text:span><text:span text:style-name="T21_9">)<text:s text:c="12"/>{++.2}</text:span></text:p>
      <text:p text:style-name="P22"><text:span text:style-name="T22_1"><text:s text:c="6"/>(</text:span><text:span text:style-name="T22_2">x</text:span><text:span text:style-name="T22_3">:</text:span><text:span text:style-name="T22_4">xs</text:span><text:span text:style-name="T22_5">)<text:s/>=<text:s/>(</text:span><text:span text:style-name="T22_6">x</text:span><text:span text:style-name="T22_7">:</text:span><text:span text:style-name="T22_8">xs</text:span><text:span text:style-name="T22_9">)<text:s text:c="12"/>{</text:span><text:span text:style-name="T22_10">hip</text:span><text:span text:style-name="T22_11">.}</text:span></text:p>
      <text:p text:style-name="P23"/>
      <text:p text:style-name="P24"><text:span text:style-name="T24_1">9.9<text:s/></text:span><text:span text:style-name="T24_2">Show</text:span><text:span text:style-name="T24_3"><text:s/></text:span><text:span text:style-name="T24_4">for</text:span><text:span text:style-name="T24_5"><text:s/></text:span><text:span text:style-name="T24_6">all</text:span><text:span text:style-name="T24_7"><text:s/></text:span><text:span text:style-name="T24_8">finites</text:span><text:span text:style-name="T24_9"><text:s/></text:span><text:span text:style-name="T24_10">lists</text:span><text:span text:style-name="T24_11"><text:s/></text:span><text:span text:style-name="T24_12">ps</text:span><text:span text:style-name="T24_13"><text:s/></text:span><text:span text:style-name="T24_14">that</text:span></text:p>
      <text:p text:style-name="P25"><text:span text:style-name="T25_1">zip</text:span><text:span text:style-name="T25_2"><text:s/>(</text:span><text:span text:style-name="T25_3">fst</text:span><text:span text:style-name="T25_4">(</text:span><text:span text:style-name="T25_5">unzip</text:span><text:span text:style-name="T25_6"><text:s/></text:span><text:span text:style-name="T25_7">ps</text:span><text:span text:style-name="T25_8">))<text:s/>(</text:span><text:span text:style-name="T25_9">snd</text:span><text:span text:style-name="T25_10">(</text:span><text:span text:style-name="T25_11">unzip</text:span><text:span text:style-name="T25_12"><text:s/></text:span><text:span text:style-name="T25_13">ps</text:span><text:span text:style-name="T25_14">))<text:s/>=<text:s/></text:span><text:span text:style-name="T25_15">ps</text:span><text:span text:style-name="T25_16"><text:s/>{</text:span><text:span text:style-name="T25_17">hip</text:span><text:span text:style-name="T25_18">.}</text:span></text:p>
      <text:p text:style-name="P26"><text:span text:style-name="T26_1">when</text:span><text:span text:style-name="T26_2"><text:s/></text:span><text:span text:style-name="T26_3">unzip</text:span><text:span text:style-name="T26_4"><text:s/></text:span><text:span text:style-name="T26_5">is</text:span><text:span text:style-name="T26_6"><text:s/></text:span><text:span text:style-name="T26_7">defined</text:span><text:span text:style-name="T26_8"><text:s/></text:span><text:span text:style-name="T26_9">by</text:span></text:p>
      <text:p text:style-name="P27"><text:span text:style-name="T27_1">unzip</text:span><text:span text:style-name="T27_2"><text:s/>[]<text:s text:c="10"/>=<text:s/>([],<text:s/>[])<text:s text:c="13"/>{</text:span><text:span text:style-name="T27_3">unzip</text:span><text:span text:style-name="T27_4">.1}</text:span></text:p>
      <text:p text:style-name="P28"><text:span text:style-name="T28_1">unzip</text:span><text:span text:style-name="T28_2"><text:s/>((</text:span><text:span text:style-name="T28_3">x</text:span><text:span text:style-name="T28_4">,</text:span><text:span text:style-name="T28_5">y</text:span><text:span text:style-name="T28_6">):</text:span><text:span text:style-name="T28_7">ps</text:span><text:span text:style-name="T28_8">)<text:s text:c="2"/>=<text:s/>(</text:span><text:span text:style-name="T28_9">x</text:span><text:span text:style-name="T28_10">:</text:span><text:span text:style-name="T28_11">xs</text:span><text:span text:style-name="T28_12">,<text:s/></text:span><text:span text:style-name="T28_13">y</text:span><text:span text:style-name="T28_14">:</text:span><text:span text:style-name="T28_15">ys</text:span><text:span text:style-name="T28_16">)<text:s text:c="9"/>{</text:span><text:span text:style-name="T28_17">unzip</text:span><text:span text:style-name="T28_18">.2}</text:span></text:p>
      <text:p text:style-name="P29"><text:span text:style-name="T29_1"><text:s text:c="2"/></text:span><text:span text:style-name="T29_2">where</text:span><text:span text:style-name="T29_3"><text:s/>(</text:span><text:span text:style-name="T29_4">xs</text:span><text:span text:style-name="T29_5">,<text:s/></text:span><text:span text:style-name="T29_6">ys</text:span><text:span text:style-name="T29_7">)<text:s text:c="2"/>=<text:s/></text:span><text:span text:style-name="T29_8">unzip</text:span><text:span text:style-name="T29_9"><text:s/></text:span><text:span text:style-name="T29_10">ps</text:span><text:span text:style-name="T29_11"><text:s text:c="13"/>{</text:span><text:span text:style-name="T29_12">unzip</text:span><text:span text:style-name="T29_13">.3}</text:span></text:p>
      <text:p text:style-name="P30"><text:span text:style-name="T30_1">Give</text:span><text:span text:style-name="T30_2"><text:s/></text:span><text:span text:style-name="T30_3">a</text:span><text:span text:style-name="T30_4"><text:s/></text:span><text:span text:style-name="T30_5">proof</text:span><text:span text:style-name="T30_6"><text:s/></text:span><text:span text:style-name="T30_7">in</text:span><text:span text:style-name="T30_8"><text:s/></text:span><text:span text:style-name="T30_9">that</text:span><text:span text:style-name="T30_10"><text:s/></text:span><text:span text:style-name="T30_11">case</text:span><text:span text:style-name="T30_12">.</text:span></text:p>
      <text:p text:style-name="P31"/>
      <text:p text:style-name="P32"><text:span text:style-name="T32_1">Definições</text:span><text:span text:style-name="T32_2"><text:s/></text:span><text:span text:style-name="T32_3">de</text:span><text:span text:style-name="T32_4"><text:s/></text:span><text:span text:style-name="T32_5">fst</text:span><text:span text:style-name="T32_6">,<text:s/></text:span><text:span text:style-name="T32_7">snd</text:span><text:span text:style-name="T32_8"><text:s/></text:span><text:span text:style-name="T32_9">e</text:span><text:span text:style-name="T32_10"><text:s/></text:span><text:span text:style-name="T32_11">zip</text:span><text:span text:style-name="T32_12">:</text:span></text:p>
      <text:p text:style-name="P33"><text:span text:style-name="T33_1">fst</text:span><text:span text:style-name="T33_2"><text:s/>(</text:span><text:span text:style-name="T33_3">a</text:span><text:span text:style-name="T33_4">,<text:s/></text:span><text:span text:style-name="T33_5">b</text:span><text:span text:style-name="T33_6">)<text:s text:c="8"/>=<text:s/></text:span><text:span text:style-name="T33_7">a</text:span><text:span text:style-name="T33_8"><text:s text:c="17"/>(</text:span><text:span text:style-name="T33_9">fst</text:span><text:span text:style-name="T33_10">.1)</text:span></text:p>
      <text:p text:style-name="P34"><text:span text:style-name="T34_1">snd</text:span><text:span text:style-name="T34_2"><text:s/>(</text:span><text:span text:style-name="T34_3">a</text:span><text:span text:style-name="T34_4">,<text:s/></text:span><text:span text:style-name="T34_5">b</text:span><text:span text:style-name="T34_6">)<text:s text:c="8"/>=<text:s/></text:span><text:span text:style-name="T34_7">b</text:span><text:span text:style-name="T34_8"><text:s text:c="17"/>(</text:span><text:span text:style-name="T34_9">snd</text:span><text:span text:style-name="T34_10">.1)</text:span></text:p>
      <text:p text:style-name="P35"><text:span text:style-name="T35_1">zip</text:span><text:span text:style-name="T35_2"><text:s/>[]<text:s/>_<text:s text:c="10"/>=<text:s/>[]<text:s text:c="16"/>(</text:span><text:span text:style-name="T35_3">zip</text:span><text:span text:style-name="T35_4">.1)</text:span></text:p>
      <text:p text:style-name="P36"><text:span text:style-name="T36_1">zip</text:span><text:span text:style-name="T36_2"><text:s text:c="2"/>_<text:s/>[]<text:s text:c="9"/>=<text:s/>[]<text:s text:c="16"/>(</text:span><text:span text:style-name="T36_3">zip</text:span><text:span text:style-name="T36_4">.2)</text:span></text:p>
      <text:p text:style-name="P37"><text:span text:style-name="T37_1">zip</text:span><text:span text:style-name="T37_2"><text:s/>(</text:span><text:span text:style-name="T37_3">a</text:span><text:span text:style-name="T37_4">:</text:span><text:span text:style-name="T37_5">la</text:span><text:span text:style-name="T37_6">)<text:s/>(</text:span><text:span text:style-name="T37_7">b</text:span><text:span text:style-name="T37_8">:</text:span><text:span text:style-name="T37_9">lb</text:span><text:span text:style-name="T37_10">)<text:s/>=<text:s/>(</text:span><text:span text:style-name="T37_11">a</text:span><text:span text:style-name="T37_12">,<text:s/></text:span><text:span text:style-name="T37_13">b</text:span><text:span text:style-name="T37_14">):</text:span><text:span text:style-name="T37_15">zip</text:span><text:span text:style-name="T37_16"><text:s/></text:span><text:span text:style-name="T37_17">la</text:span><text:span text:style-name="T37_18"><text:s/></text:span><text:span text:style-name="T37_19">lb</text:span><text:span text:style-name="T37_20"><text:s text:c="2"/>(</text:span><text:span text:style-name="T37_21">zip</text:span><text:span text:style-name="T37_22">.3)</text:span></text:p>
      <text:p text:style-name="P38"/>
      <text:p text:style-name="P39"><text:span text:style-name="T39_1">Prova</text:span><text:span text:style-name="T39_2"><text:s/></text:span><text:span text:style-name="T39_3">de</text:span><text:span text:style-name="T39_4"><text:s/>{</text:span><text:span text:style-name="T39_5">hip</text:span><text:span text:style-name="T39_6">.}<text:s/></text:span><text:span text:style-name="T39_7">indução</text:span><text:span text:style-name="T39_8"><text:s/></text:span><text:span text:style-name="T39_9">sobre</text:span><text:span text:style-name="T39_10"><text:s/></text:span><text:span text:style-name="T39_11">ps</text:span><text:span text:style-name="T39_12">:</text:span></text:p>
      <text:p text:style-name="P40"><text:span text:style-name="T40_1">Caso</text:span><text:span text:style-name="T40_2"><text:s/></text:span><text:span text:style-name="T40_3">base</text:span><text:span text:style-name="T40_4"><text:s/>(</text:span><text:span text:style-name="T40_5">ps</text:span><text:span text:style-name="T40_6"><text:s/>=<text:s/>[]):</text:span></text:p>
      <text:p text:style-name="P41"><text:span text:style-name="T41_1">zip</text:span><text:span text:style-name="T41_2"><text:s/>(</text:span><text:span text:style-name="T41_3">fst</text:span><text:span text:style-name="T41_4">(</text:span><text:span text:style-name="T41_5">unzip</text:span><text:span text:style-name="T41_6"><text:s/>[]))<text:s/>(</text:span><text:span text:style-name="T41_7">snd</text:span><text:span text:style-name="T41_8">(</text:span><text:span text:style-name="T41_9">unzip</text:span><text:span text:style-name="T41_10"><text:s/>[]))<text:s/>=<text:s/>[]</text:span></text:p>
      <text:p text:style-name="P42"><text:span text:style-name="T42_1">zip</text:span><text:span text:style-name="T42_2"><text:s/>(</text:span><text:span text:style-name="T42_3">fst</text:span><text:span text:style-name="T42_4">([],<text:s/>[]))<text:s/>(</text:span><text:span text:style-name="T42_5">snd</text:span><text:span text:style-name="T42_6">([],<text:s/>[]))<text:s/>=<text:s/>[]<text:s text:c="6"/>{</text:span><text:span text:style-name="T42_7">unzip</text:span><text:span text:style-name="T42_8">.1}</text:span></text:p>
      <text:p text:style-name="P43"><text:span text:style-name="T43_1"><text:s text:c="9"/></text:span><text:span text:style-name="T43_2">zip</text:span><text:span text:style-name="T43_3"><text:s/>([])<text:s/>(</text:span><text:span text:style-name="T43_4">snd</text:span><text:span text:style-name="T43_5">([],<text:s/>[]))<text:s/>=<text:s/>[]<text:s text:c="6"/>{</text:span><text:span text:style-name="T43_6">fst</text:span><text:span text:style-name="T43_7">.1}</text:span></text:p>
      <text:p text:style-name="P44"><text:span text:style-name="T44_1"><text:s text:c="18"/></text:span><text:span text:style-name="T44_2">zip</text:span><text:span text:style-name="T44_3"><text:s/>([])<text:s/>([])<text:s/>=<text:s/>[]<text:s text:c="6"/>{</text:span><text:span text:style-name="T44_4">snd</text:span><text:span text:style-name="T44_5">.1}</text:span></text:p>
      <text:p text:style-name="P45"><text:span text:style-name="T45_1"><text:s text:c="29"/>[]<text:s/>=<text:s/>[]<text:s text:c="6"/>{</text:span><text:span text:style-name="T45_2">zip</text:span><text:span text:style-name="T45_3">.1}</text:span></text:p>
      <text:p text:style-name="P46"/>
      <text:p text:style-name="P47"><text:span text:style-name="T47_1">Hipótese</text:span><text:span text:style-name="T47_2"><text:s/></text:span><text:span text:style-name="T47_3">indutiva</text:span><text:span text:style-name="T47_4">:</text:span></text:p>
      <text:p text:style-name="P48"><text:span text:style-name="T48_1">zip</text:span><text:span text:style-name="T48_2"><text:s/>(</text:span><text:span text:style-name="T48_3">fst</text:span><text:span text:style-name="T48_4">(</text:span><text:span text:style-name="T48_5">unzip</text:span><text:span text:style-name="T48_6"><text:s/></text:span><text:span text:style-name="T48_7">ps</text:span><text:span text:style-name="T48_8">))<text:s/>(</text:span><text:span text:style-name="T48_9">snd</text:span><text:span text:style-name="T48_10">(</text:span><text:span text:style-name="T48_11">unzip</text:span><text:span text:style-name="T48_12"><text:s/></text:span><text:span text:style-name="T48_13">ps</text:span><text:span text:style-name="T48_14">))<text:s/>=<text:s/></text:span><text:span text:style-name="T48_15">ps</text:span><text:span text:style-name="T48_16"><text:s text:c="2"/>{</text:span><text:span text:style-name="T48_17">hip</text:span><text:span text:style-name="T48_18">.}</text:span></text:p>
      <text:p text:style-name="P49"/>
      <text:p text:style-name="P50"><text:span text:style-name="T50_1">Caso</text:span><text:span text:style-name="T50_2"><text:s/></text:span><text:span text:style-name="T50_3">indutivo</text:span><text:span text:style-name="T50_4"><text:s/>(</text:span><text:span text:style-name="T50_5">P</text:span><text:span text:style-name="T50_6">(</text:span><text:span text:style-name="T50_7">x</text:span><text:span text:style-name="T50_8">)<text:s/>=&gt;<text:s/></text:span><text:span text:style-name="T50_9">P</text:span><text:span text:style-name="T50_10">((</text:span><text:span text:style-name="T50_11">a</text:span><text:span text:style-name="T50_12">,</text:span><text:span text:style-name="T50_13">b</text:span><text:span text:style-name="T50_14">):</text:span><text:span text:style-name="T50_15">x</text:span><text:span text:style-name="T50_16">)):</text:span></text:p>
      <text:p text:style-name="P51"><text:span text:style-name="T51_1">zip</text:span><text:span text:style-name="T51_2"><text:s/>(</text:span><text:span text:style-name="T51_3">fst</text:span><text:span text:style-name="T51_4">(</text:span><text:span text:style-name="T51_5">unzip</text:span><text:span text:style-name="T51_6"><text:s/>(</text:span><text:span text:style-name="T51_7">a</text:span><text:span text:style-name="T51_8">,</text:span><text:span text:style-name="T51_9">b</text:span><text:span text:style-name="T51_10">):</text:span><text:span text:style-name="T51_11">l</text:span><text:span text:style-name="T51_12">))<text:s/>(</text:span><text:span text:style-name="T51_13">snd</text:span><text:span text:style-name="T51_14">(</text:span><text:span text:style-name="T51_15">unzip</text:span><text:span text:style-name="T51_16"><text:s/>(</text:span><text:span text:style-name="T51_17">a</text:span><text:span text:style-name="T51_18">,</text:span><text:span text:style-name="T51_19">b</text:span><text:span text:style-name="T51_20">):</text:span><text:span text:style-name="T51_21">l</text:span><text:span text:style-name="T51_22">))<text:s/>=<text:s/>(</text:span><text:span text:style-name="T51_23">a</text:span><text:span text:style-name="T51_24">,</text:span><text:span text:style-name="T51_25">b</text:span><text:span text:style-name="T51_26">):</text:span><text:span text:style-name="T51_27">l</text:span></text:p>
      <text:p text:style-name="P52"><text:span text:style-name="T52_1">zip</text:span><text:span text:style-name="T52_2"><text:s/>(</text:span><text:span text:style-name="T52_3">fst</text:span><text:span text:style-name="T52_4">(</text:span><text:span text:style-name="T52_5">a</text:span><text:span text:style-name="T52_6">:</text:span><text:span text:style-name="T52_7">la</text:span><text:span text:style-name="T52_8">,</text:span><text:span text:style-name="T52_9">b</text:span><text:span text:style-name="T52_10">:</text:span><text:span text:style-name="T52_11">lb</text:span><text:span text:style-name="T52_12">))<text:s/>(</text:span><text:span text:style-name="T52_13">snd</text:span><text:span text:style-name="T52_14">(</text:span><text:span text:style-name="T52_15">a</text:span><text:span text:style-name="T52_16">:</text:span><text:span text:style-name="T52_17">la</text:span><text:span text:style-name="T52_18">,</text:span><text:span text:style-name="T52_19">b</text:span><text:span text:style-name="T52_20">:</text:span><text:span text:style-name="T52_21">lb</text:span><text:span text:style-name="T52_22">))<text:s/>=<text:s/>(</text:span><text:span text:style-name="T52_23">a</text:span><text:span text:style-name="T52_24">,</text:span><text:span text:style-name="T52_25">b</text:span><text:span text:style-name="T52_26">):</text:span><text:span text:style-name="T52_27">l</text:span><text:span text:style-name="T52_28"><text:s text:c="5"/>{</text:span><text:span text:style-name="T52_29">unzip</text:span><text:span text:style-name="T52_30">.2}</text:span></text:p>
      <text:p text:style-name="P53"><text:span text:style-name="T53_1"><text:s text:c="2"/></text:span><text:span text:style-name="T53_2">where</text:span><text:span text:style-name="T53_3"><text:s/>(</text:span><text:span text:style-name="T53_4">la</text:span><text:span text:style-name="T53_5">,<text:s/></text:span><text:span text:style-name="T53_6">lb</text:span><text:span text:style-name="T53_7">)<text:s/>=<text:s/></text:span><text:span text:style-name="T53_8">unzip</text:span><text:span text:style-name="T53_9"><text:s/></text:span><text:span text:style-name="T53_10">l</text:span></text:p>
      <text:p text:style-name="P54"><text:span text:style-name="T54_1">zip</text:span><text:span text:style-name="T54_2"><text:s/>(</text:span><text:span text:style-name="T54_3">a</text:span><text:span text:style-name="T54_4">:</text:span><text:span text:style-name="T54_5">la</text:span><text:span text:style-name="T54_6">)<text:s/>(</text:span><text:span text:style-name="T54_7">snd</text:span><text:span text:style-name="T54_8">(</text:span><text:span text:style-name="T54_9">a</text:span><text:span text:style-name="T54_10">:</text:span><text:span text:style-name="T54_11">la</text:span><text:span text:style-name="T54_12">,</text:span><text:span text:style-name="T54_13">b</text:span><text:span text:style-name="T54_14">:</text:span><text:span text:style-name="T54_15">lb</text:span><text:span text:style-name="T54_16">))<text:s text:c="11"/>=<text:s/>(</text:span><text:span text:style-name="T54_17">a</text:span><text:span text:style-name="T54_18">,</text:span><text:span text:style-name="T54_19">b</text:span><text:span text:style-name="T54_20">):</text:span><text:span text:style-name="T54_21">l</text:span><text:span text:style-name="T54_22"><text:s text:c="5"/>{</text:span><text:span text:style-name="T54_23">fst</text:span><text:span text:style-name="T54_24">.1}</text:span></text:p>
      <text:p text:style-name="P55"><text:span text:style-name="T55_1">zip</text:span><text:span text:style-name="T55_2"><text:s/>(</text:span><text:span text:style-name="T55_3">a</text:span><text:span text:style-name="T55_4">:</text:span><text:span text:style-name="T55_5">la</text:span><text:span text:style-name="T55_6">)<text:s/>(</text:span><text:span text:style-name="T55_7">b</text:span><text:span text:style-name="T55_8">:</text:span><text:span text:style-name="T55_9">lb</text:span><text:span text:style-name="T55_10">)<text:s text:c="21"/>=<text:s/>(</text:span><text:span text:style-name="T55_11">a</text:span><text:span text:style-name="T55_12">,</text:span><text:span text:style-name="T55_13">b</text:span><text:span text:style-name="T55_14">):</text:span><text:span text:style-name="T55_15">l</text:span><text:span text:style-name="T55_16"><text:s text:c="5"/>{</text:span><text:span text:style-name="T55_17">snd</text:span><text:span text:style-name="T55_18">.1}</text:span></text:p>
      <text:p text:style-name="P56"><text:span text:style-name="T56_1">(</text:span><text:span text:style-name="T56_2">a</text:span><text:span text:style-name="T56_3">,</text:span><text:span text:style-name="T56_4">b</text:span><text:span text:style-name="T56_5">):</text:span><text:span text:style-name="T56_6">zip</text:span><text:span text:style-name="T56_7"><text:s/></text:span><text:span text:style-name="T56_8">la</text:span><text:span text:style-name="T56_9"><text:s/></text:span><text:span text:style-name="T56_10">lb</text:span><text:span text:style-name="T56_11"><text:s text:c="23"/>=<text:s/>(</text:span><text:span text:style-name="T56_12">a</text:span><text:span text:style-name="T56_13">,</text:span><text:span text:style-name="T56_14">b</text:span><text:span text:style-name="T56_15">):</text:span><text:span text:style-name="T56_16">l</text:span><text:span text:style-name="T56_17"><text:s text:c="5"/>{</text:span><text:span text:style-name="T56_18">zip</text:span><text:span text:style-name="T56_19">.3}</text:span></text:p>
      <text:p text:style-name="P57"><text:span text:style-name="T57_1">(</text:span><text:span text:style-name="T57_2">a</text:span><text:span text:style-name="T57_3">,</text:span><text:span text:style-name="T57_4">b</text:span><text:span text:style-name="T57_5">):</text:span><text:span text:style-name="T57_6">zip</text:span><text:span text:style-name="T57_7"><text:s/></text:span><text:span text:style-name="T57_8">fst</text:span><text:span text:style-name="T57_9">(</text:span><text:span text:style-name="T57_10">unzip</text:span><text:span text:style-name="T57_11"><text:s/></text:span><text:span text:style-name="T57_12">l</text:span><text:span text:style-name="T57_13">)<text:s/></text:span><text:span text:style-name="T57_14">snd</text:span><text:span text:style-name="T57_15">(</text:span><text:span text:style-name="T57_16">unzip</text:span><text:span text:style-name="T57_17"><text:s/></text:span><text:span text:style-name="T57_18">l</text:span><text:span text:style-name="T57_19">)<text:s text:c="3"/>=<text:s/>(</text:span><text:span text:style-name="T57_20">a</text:span><text:span text:style-name="T57_21">,</text:span><text:span text:style-name="T57_22">b</text:span><text:span text:style-name="T57_23">):</text:span><text:span text:style-name="T57_24">l</text:span><text:span text:style-name="T57_25"><text:s text:c="5"/>{</text:span><text:span text:style-name="T57_26">unzip</text:span><text:span text:style-name="T57_27">.3}</text:span></text:p>
      <text:p text:style-name="P58"><text:span text:style-name="T58_1">(</text:span><text:span text:style-name="T58_2">a</text:span><text:span text:style-name="T58_3">,</text:span><text:span text:style-name="T58_4">b</text:span><text:span text:style-name="T58_5">):</text:span><text:span text:style-name="T58_6">l</text:span><text:span text:style-name="T58_7"><text:s text:c="31"/>=<text:s/>(</text:span><text:span text:style-name="T58_8">a</text:span><text:span text:style-name="T58_9">,</text:span><text:span text:style-name="T58_10">b</text:span><text:span text:style-name="T58_11">):</text:span><text:span text:style-name="T58_12">l</text:span><text:span text:style-name="T58_13"><text:s text:c="5"/>{</text:span><text:span text:style-name="T58_14">zip</text:span><text:span text:style-name="T58_15">.3}</text:span></text:p>
      <text:p text:style-name="P59"/>
      <text:p text:style-name="P60"><text:span text:style-name="T60_1">9.13<text:s/></text:span><text:span text:style-name="T60_2">Using</text:span><text:span text:style-name="T60_3"><text:s/></text:span><text:span text:style-name="T60_4">the</text:span><text:span text:style-name="T60_5"><text:s/></text:span><text:span text:style-name="T60_6">function</text:span></text:p>
      <text:p text:style-name="P61"><text:span text:style-name="T61_1">facAux</text:span><text:span text:style-name="T61_2"><text:s/>::<text:s/></text:span><text:span text:style-name="T61_3">Integer</text:span><text:span text:style-name="T61_4"><text:s/>-&gt;<text:s/></text:span><text:span text:style-name="T61_5">Integer</text:span><text:span text:style-name="T61_6"><text:s/>-&gt;<text:s/></text:span><text:span text:style-name="T61_7">Integer</text:span></text:p>
      <text:p text:style-name="P62"><text:span text:style-name="T62_1">facAux</text:span><text:span text:style-name="T62_2"><text:s/>0<text:s/></text:span><text:span text:style-name="T62_3">p</text:span><text:span text:style-name="T62_4"><text:s/>=<text:s/></text:span><text:span text:style-name="T62_5">p</text:span><text:span text:style-name="T62_6"><text:s text:c="19"/>{</text:span><text:span text:style-name="T62_7">facAux</text:span><text:span text:style-name="T62_8">.1}</text:span></text:p>
      <text:p text:style-name="P63"><text:span text:style-name="T63_1">facAux</text:span><text:span text:style-name="T63_2"><text:s/></text:span><text:span text:style-name="T63_3">n</text:span><text:span text:style-name="T63_4"><text:s/></text:span><text:span text:style-name="T63_5">p</text:span><text:span text:style-name="T63_6"><text:s/>=<text:s/></text:span><text:span text:style-name="T63_7">facAux</text:span><text:span text:style-name="T63_8"><text:s/>(</text:span><text:span text:style-name="T63_9">n</text:span><text:span text:style-name="T63_10">-1)<text:s/>(</text:span><text:span text:style-name="T63_11">n</text:span><text:span text:style-name="T63_12">*</text:span><text:span text:style-name="T63_13">p</text:span><text:span text:style-name="T63_14">)<text:s text:c="2"/>{</text:span><text:span text:style-name="T63_15">facAux</text:span><text:span text:style-name="T63_16">.2}</text:span></text:p>
      <text:p text:style-name="P64"><text:span text:style-name="T64_1">we</text:span><text:span text:style-name="T64_2"><text:s/></text:span><text:span text:style-name="T64_3">can</text:span><text:span text:style-name="T64_4"><text:s/></text:span><text:span text:style-name="T64_5">define</text:span></text:p>
      <text:p text:style-name="P65"><text:span text:style-name="T65_1">fac</text:span><text:span text:style-name="T65_2">2<text:s/></text:span><text:span text:style-name="T65_3">n</text:span><text:span text:style-name="T65_4"><text:s/>=<text:s/></text:span><text:span text:style-name="T65_5">facAux</text:span><text:span text:style-name="T65_6"><text:s/></text:span><text:span text:style-name="T65_7">n</text:span><text:span text:style-name="T65_8"><text:s/>1<text:s text:c="14"/>{</text:span><text:span text:style-name="T65_9">fac</text:span><text:span text:style-name="T65_10">2.1}</text:span></text:p>
      <text:p text:style-name="P66"><text:span text:style-name="T66_1">Prove</text:span><text:span text:style-name="T66_2"><text:s/></text:span><text:span text:style-name="T66_3">that</text:span><text:span text:style-name="T66_4"><text:s/></text:span><text:span text:style-name="T66_5">for</text:span><text:span text:style-name="T66_6"><text:s/></text:span><text:span text:style-name="T66_7">all</text:span><text:span text:style-name="T66_8"><text:s/></text:span><text:span text:style-name="T66_9">natural</text:span><text:span text:style-name="T66_10"><text:s/></text:span><text:span text:style-name="T66_11">numbers</text:span><text:span text:style-name="T66_12"><text:s/></text:span><text:span text:style-name="T66_13">n</text:span><text:span text:style-name="T66_14">,</text:span></text:p>
      <text:p text:style-name="P67"><text:span text:style-name="T67_1">fac</text:span><text:span text:style-name="T67_2"><text:s/></text:span><text:span text:style-name="T67_3">n</text:span><text:span text:style-name="T67_4"><text:s/>=<text:s/></text:span><text:span text:style-name="T67_5">fac</text:span><text:span text:style-name="T67_6">2<text:s/></text:span><text:span text:style-name="T67_7">n</text:span><text:span text:style-name="T67_8"><text:s text:c="19"/>{</text:span><text:span text:style-name="T67_9">hip</text:span><text:span text:style-name="T67_10">.}</text:span></text:p>
      <text:p text:style-name="P68"/>
      <text:p text:style-name="P69"><text:span text:style-name="T69_1">Definição</text:span><text:span text:style-name="T69_2"><text:s/></text:span><text:span text:style-name="T69_3">de</text:span><text:span text:style-name="T69_4"><text:s/></text:span><text:span text:style-name="T69_5">fac</text:span><text:span text:style-name="T69_6">:</text:span></text:p>
      <text:p text:style-name="P70"><text:span text:style-name="T70_1">fac</text:span><text:span text:style-name="T70_2"><text:s/></text:span><text:span text:style-name="T70_3">n</text:span></text:p>
      <text:p text:style-name="P71"><text:span text:style-name="T71_1"><text:s text:c="2"/>|<text:s/></text:span><text:span text:style-name="T71_2">n</text:span><text:span text:style-name="T71_3"><text:s/>==<text:s/>0<text:s text:c="4"/>=<text:s/>1<text:s text:c="14"/>{</text:span><text:span text:style-name="T71_4">fac</text:span><text:span text:style-name="T71_5">.1}</text:span></text:p>
      <text:p text:style-name="P72"><text:span text:style-name="T72_1"><text:s text:c="2"/>|<text:s/></text:span><text:span text:style-name="T72_2">n</text:span><text:span text:style-name="T72_3"><text:s/>&gt;<text:s/>1<text:s text:c="5"/>=<text:s/></text:span><text:span text:style-name="T72_4">n</text:span><text:span text:style-name="T72_5"><text:s/>*<text:s/></text:span><text:span text:style-name="T72_6">fac</text:span><text:span text:style-name="T72_7"><text:s/>(</text:span><text:span text:style-name="T72_8">n</text:span><text:span text:style-name="T72_9">-1)<text:s text:c="2"/>{</text:span><text:span text:style-name="T72_10">fac</text:span><text:span text:style-name="T72_11">.2}</text:span></text:p>
      <text:p text:style-name="P73"><text:span text:style-name="T73_1"><text:s text:c="2"/>|<text:s/></text:span><text:span text:style-name="T73_2">otherwise</text:span><text:span text:style-name="T73_3"><text:s/>=<text:s/></text:span><text:span text:style-name="T73_4">error</text:span><text:span text:style-name="T73_5"><text:s text:c="10"/>{</text:span><text:span text:style-name="T73_6">fac</text:span><text:span text:style-name="T73_7">.3}</text:span></text:p>
      <text:p text:style-name="P74"/>
      <text:p text:style-name="P75"><text:span text:style-name="T75_1">Primeiro</text:span><text:span text:style-name="T75_2"><text:s/></text:span><text:span text:style-name="T75_3">passo</text:span><text:span text:style-name="T75_4">:<text:s/></text:span><text:span text:style-name="T75_5">prova</text:span><text:span text:style-name="T75_6"><text:s/></text:span><text:span text:style-name="T75_7">de</text:span><text:span text:style-name="T75_8"><text:s/>{</text:span><text:span text:style-name="T75_9">hip</text:span><text:span text:style-name="T75_10">.</text:span><text:span text:style-name="T75_11">A</text:span><text:span text:style-name="T75_12">}<text:s/></text:span><text:span text:style-name="T75_13">facAux</text:span><text:span text:style-name="T75_14"><text:s/></text:span><text:span text:style-name="T75_15">n</text:span><text:span text:style-name="T75_16"><text:s/></text:span><text:span text:style-name="T75_17">p</text:span><text:span text:style-name="T75_18"><text:s/>=<text:s/></text:span><text:span text:style-name="T75_19">p</text:span><text:span text:style-name="T75_20"><text:s/>*<text:s/></text:span><text:span text:style-name="T75_21">fac</text:span><text:span text:style-name="T75_22"><text:s/></text:span><text:span text:style-name="T75_23">n</text:span><text:span text:style-name="T75_24">,<text:s/></text:span><text:span text:style-name="T75_25">indução</text:span><text:span text:style-name="T75_26"><text:s/></text:span><text:span text:style-name="T75_27">sobre</text:span><text:span text:style-name="T75_28"><text:s/></text:span><text:span text:style-name="T75_29">n</text:span><text:span text:style-name="T75_30">:</text:span></text:p>
      <text:p text:style-name="P76"/>
      <text:p text:style-name="P77"><text:span text:style-name="T77_1">Caso</text:span><text:span text:style-name="T77_2"><text:s/></text:span><text:span text:style-name="T77_3">base</text:span><text:span text:style-name="T77_4"><text:s/>(</text:span><text:span text:style-name="T77_5">n</text:span><text:span text:style-name="T77_6"><text:s/>=<text:s/>0):</text:span></text:p>
      <text:p text:style-name="P78"><text:span text:style-name="T78_1">facAux</text:span><text:span text:style-name="T78_2"><text:s/>0<text:s/></text:span><text:span text:style-name="T78_3">p</text:span><text:span text:style-name="T78_4"><text:s/>=<text:s/></text:span><text:span text:style-name="T78_5">p</text:span><text:span text:style-name="T78_6"><text:s/>*<text:s/></text:span><text:span text:style-name="T78_7">fac</text:span><text:span text:style-name="T78_8"><text:s/>0</text:span></text:p>
      <text:p text:style-name="P79"><text:span text:style-name="T79_1"><text:s text:c="9"/></text:span><text:span text:style-name="T79_2">p</text:span><text:span text:style-name="T79_3"><text:s/>=<text:s/></text:span><text:span text:style-name="T79_4">p</text:span><text:span text:style-name="T79_5"><text:s/>*<text:s/></text:span><text:span text:style-name="T79_6">fac</text:span><text:span text:style-name="T79_7"><text:s/>0<text:s text:c="2"/>{</text:span><text:span text:style-name="T79_8">facAux</text:span><text:span text:style-name="T79_9">.1}</text:span></text:p>
      <text:p text:style-name="P80"><text:span text:style-name="T80_1"><text:s text:c="9"/></text:span><text:span text:style-name="T80_2">p</text:span><text:span text:style-name="T80_3"><text:s/>=<text:s/></text:span><text:span text:style-name="T80_4">p</text:span><text:span text:style-name="T80_5"><text:s/>*<text:s/>1<text:s text:c="6"/>{</text:span><text:span text:style-name="T80_6">fac</text:span><text:span text:style-name="T80_7">.1}</text:span></text:p>
      <text:p text:style-name="P81"><text:span text:style-name="T81_1"><text:s text:c="9"/></text:span><text:span text:style-name="T81_2">p</text:span><text:span text:style-name="T81_3"><text:s/>=<text:s/></text:span><text:span text:style-name="T81_4">p</text:span></text:p>
      <text:p text:style-name="P82"/>
      <text:p text:style-name="P83"><text:span text:style-name="T83_1">Hipótese</text:span><text:span text:style-name="T83_2"><text:s/></text:span><text:span text:style-name="T83_3">indutiva</text:span><text:span text:style-name="T83_4">:</text:span></text:p>
      <text:p text:style-name="P84"><text:span text:style-name="T84_1">facAux</text:span><text:span text:style-name="T84_2"><text:s/></text:span><text:span text:style-name="T84_3">n</text:span><text:span text:style-name="T84_4"><text:s/></text:span><text:span text:style-name="T84_5">p</text:span><text:span text:style-name="T84_6"><text:s/>=<text:s/></text:span><text:span text:style-name="T84_7">p</text:span><text:span text:style-name="T84_8"><text:s/>*<text:s/></text:span><text:span text:style-name="T84_9">fac</text:span><text:span text:style-name="T84_10"><text:s/></text:span><text:span text:style-name="T84_11">n</text:span><text:span text:style-name="T84_12"><text:s text:c="2"/>{</text:span><text:span text:style-name="T84_13">hip</text:span><text:span text:style-name="T84_14">.</text:span><text:span text:style-name="T84_15">A</text:span><text:span text:style-name="T84_16">}</text:span></text:p>
      <text:p text:style-name="P85"/>
      <text:p text:style-name="P86"><text:span text:style-name="T86_1">Caso</text:span><text:span text:style-name="T86_2"><text:s/></text:span><text:span text:style-name="T86_3">indutivo</text:span><text:span text:style-name="T86_4"><text:s/>(</text:span><text:span text:style-name="T86_5">P</text:span><text:span text:style-name="T86_6">(</text:span><text:span text:style-name="T86_7">n</text:span><text:span text:style-name="T86_8">)<text:s/>=&gt;<text:s/></text:span><text:span text:style-name="T86_9">P</text:span><text:span text:style-name="T86_10">(</text:span><text:span text:style-name="T86_11">n</text:span><text:span text:style-name="T86_12">+1)):</text:span></text:p>
      <text:p text:style-name="P87"><text:span text:style-name="T87_1">facAux</text:span><text:span text:style-name="T87_2"><text:s/>(</text:span><text:span text:style-name="T87_3">n</text:span><text:span text:style-name="T87_4">+1)<text:s/></text:span><text:span text:style-name="T87_5">p</text:span><text:span text:style-name="T87_6"><text:s text:c="5"/>=<text:s/></text:span><text:span text:style-name="T87_7">p</text:span><text:span text:style-name="T87_8"><text:s/>*<text:s/></text:span><text:span text:style-name="T87_9">fac</text:span><text:span text:style-name="T87_10"><text:s/>(</text:span><text:span text:style-name="T87_11">n</text:span><text:span text:style-name="T87_12">+1)</text:span></text:p>
      <text:p text:style-name="P88"><text:span text:style-name="T88_1">facAux</text:span><text:span text:style-name="T88_2"><text:s/></text:span><text:span text:style-name="T88_3">n</text:span><text:span text:style-name="T88_4"><text:s/>((</text:span><text:span text:style-name="T88_5">n</text:span><text:span text:style-name="T88_6">+1)*</text:span><text:span text:style-name="T88_7">p</text:span><text:span text:style-name="T88_8">)<text:s/>=<text:s/></text:span><text:span text:style-name="T88_9">p</text:span><text:span text:style-name="T88_10"><text:s/>*<text:s/></text:span><text:span text:style-name="T88_11">fac</text:span><text:span text:style-name="T88_12"><text:s/>(</text:span><text:span text:style-name="T88_13">n</text:span><text:span text:style-name="T88_14">+1)<text:s text:c="6"/>{</text:span><text:span text:style-name="T88_15">facAux</text:span><text:span text:style-name="T88_16">.2}</text:span></text:p>
      <text:p text:style-name="P89"><text:span text:style-name="T89_1">((</text:span><text:span text:style-name="T89_2">n</text:span><text:span text:style-name="T89_3">+1)*</text:span><text:span text:style-name="T89_4">p</text:span><text:span text:style-name="T89_5">)<text:s/>*<text:s/></text:span><text:span text:style-name="T89_6">fac</text:span><text:span text:style-name="T89_7"><text:s/></text:span><text:span text:style-name="T89_8">n</text:span><text:span text:style-name="T89_9"><text:s text:c="2"/>=<text:s/></text:span><text:span text:style-name="T89_10">p</text:span><text:span text:style-name="T89_11"><text:s/>*<text:s/></text:span><text:span text:style-name="T89_12">fac</text:span><text:span text:style-name="T89_13"><text:s/>(</text:span><text:span text:style-name="T89_14">n</text:span><text:span text:style-name="T89_15">+1)<text:s text:c="6"/>{</text:span><text:span text:style-name="T89_16">hip</text:span><text:span text:style-name="T89_17">.2}</text:span></text:p>
      <text:p text:style-name="P90"><text:span text:style-name="T90_1">p</text:span><text:span text:style-name="T90_2"><text:s/>*<text:s/>((</text:span><text:span text:style-name="T90_3">n</text:span><text:span text:style-name="T90_4">+1)*</text:span><text:span text:style-name="T90_5">fac</text:span><text:span text:style-name="T90_6"><text:s/></text:span><text:span text:style-name="T90_7">n</text:span><text:span text:style-name="T90_8">)<text:s text:c="2"/>=<text:s/></text:span><text:span text:style-name="T90_9">p</text:span><text:span text:style-name="T90_10"><text:s/>*<text:s/></text:span><text:span text:style-name="T90_11">fac</text:span><text:span text:style-name="T90_12"><text:s/>(</text:span><text:span text:style-name="T90_13">n</text:span><text:span text:style-name="T90_14">+1)<text:s text:c="6"/>{</text:span><text:span text:style-name="T90_15">multiplição</text:span><text:span text:style-name="T90_16">}</text:span></text:p>
      <text:p text:style-name="P91"><text:span text:style-name="T91_1">p</text:span><text:span text:style-name="T91_2"><text:s/>*<text:s/></text:span><text:span text:style-name="T91_3">fac</text:span><text:span text:style-name="T91_4"><text:s/>(</text:span><text:span text:style-name="T91_5">n</text:span><text:span text:style-name="T91_6">+1)<text:s text:c="6"/>=<text:s/></text:span><text:span text:style-name="T91_7">p</text:span><text:span text:style-name="T91_8"><text:s/>*<text:s/></text:span><text:span text:style-name="T91_9">fac</text:span><text:span text:style-name="T91_10"><text:s/>(</text:span><text:span text:style-name="T91_11">n</text:span><text:span text:style-name="T91_12">+1)<text:s text:c="6"/>{</text:span><text:span text:style-name="T91_13">fac</text:span><text:span text:style-name="T91_14">.2}</text:span></text:p>
      <text:p text:style-name="P92"/>
      <text:p text:style-name="P93"><text:span text:style-name="T93_1">Segundo</text:span><text:span text:style-name="T93_2"><text:s/></text:span><text:span text:style-name="T93_3">passo</text:span><text:span text:style-name="T93_4">:<text:s/></text:span><text:span text:style-name="T93_5">prova</text:span><text:span text:style-name="T93_6"><text:s/></text:span><text:span text:style-name="T93_7">de</text:span><text:span text:style-name="T93_8"><text:s/></text:span><text:span text:style-name="T93_9">fac</text:span><text:span text:style-name="T93_10"><text:s/></text:span><text:span text:style-name="T93_11">n</text:span><text:span text:style-name="T93_12"><text:s/>=<text:s/></text:span><text:span text:style-name="T93_13">fac</text:span><text:span text:style-name="T93_14">2<text:s/></text:span><text:span text:style-name="T93_15">n</text:span><text:span text:style-name="T93_16">,<text:s/></text:span><text:span text:style-name="T93_17">indução</text:span><text:span text:style-name="T93_18"><text:s/></text:span><text:span text:style-name="T93_19">sobre</text:span><text:span text:style-name="T93_20"><text:s/></text:span><text:span text:style-name="T93_21">n</text:span><text:span text:style-name="T93_22">:</text:span></text:p>
      <text:p text:style-name="P94"/>
      <text:p text:style-name="P95"><text:span text:style-name="T95_1">Caso</text:span><text:span text:style-name="T95_2"><text:s/></text:span><text:span text:style-name="T95_3">base</text:span><text:span text:style-name="T95_4"><text:s/>(</text:span><text:span text:style-name="T95_5">n</text:span><text:span text:style-name="T95_6">=0):</text:span></text:p>
      <text:p text:style-name="P96"><text:span text:style-name="T96_1">fac</text:span><text:span text:style-name="T96_2"><text:s/>0<text:s/>=<text:s/></text:span><text:span text:style-name="T96_3">fac</text:span><text:span text:style-name="T96_4">2<text:s/>0</text:span></text:p>
      <text:p text:style-name="P97"><text:span text:style-name="T97_1"><text:s text:c="4"/>1<text:s/>=<text:s/></text:span><text:span text:style-name="T97_2">fac</text:span><text:span text:style-name="T97_3">2<text:s/>0<text:s text:c="6"/>{</text:span><text:span text:style-name="T97_4">fac</text:span><text:span text:style-name="T97_5">.1}</text:span></text:p>
      <text:p text:style-name="P98"><text:span text:style-name="T98_1"><text:s text:c="4"/>1<text:s/>=<text:s/></text:span><text:span text:style-name="T98_2">facAux</text:span><text:span text:style-name="T98_3"><text:s/>0<text:s/>1<text:s text:c="2"/>{</text:span><text:span text:style-name="T98_4">fac</text:span><text:span text:style-name="T98_5">2.1}</text:span></text:p>
      <text:p text:style-name="P99"><text:span text:style-name="T99_1"><text:s text:c="4"/>1<text:s/>=<text:s/>1<text:s text:c="11"/>{</text:span><text:span text:style-name="T99_2">facAux</text:span><text:span text:style-name="T99_3">.1}</text:span></text:p>
      <text:p text:style-name="P100"/>
      <text:p text:style-name="P101"><text:span text:style-name="T101_1">Hipótese</text:span><text:span text:style-name="T101_2"><text:s/></text:span><text:span text:style-name="T101_3">indutiva</text:span><text:span text:style-name="T101_4">:</text:span></text:p>
      <text:p text:style-name="P102"><text:span text:style-name="T102_1">fac</text:span><text:span text:style-name="T102_2"><text:s/></text:span><text:span text:style-name="T102_3">n</text:span><text:span text:style-name="T102_4"><text:s/>=<text:s/></text:span><text:span text:style-name="T102_5">fac</text:span><text:span text:style-name="T102_6">2<text:s/></text:span><text:span text:style-name="T102_7">n</text:span><text:span text:style-name="T102_8"><text:s text:c="2"/>{</text:span><text:span text:style-name="T102_9">hip</text:span><text:span text:style-name="T102_10">.}</text:span></text:p>
      <text:p text:style-name="P103"/>
      <text:p text:style-name="P104"><text:span text:style-name="T104_1">Caso</text:span><text:span text:style-name="T104_2"><text:s/></text:span><text:span text:style-name="T104_3">indutivo</text:span><text:span text:style-name="T104_4"><text:s/>(</text:span><text:span text:style-name="T104_5">P</text:span><text:span text:style-name="T104_6">(</text:span><text:span text:style-name="T104_7">n</text:span><text:span text:style-name="T104_8">)<text:s/>=&gt;<text:s/></text:span><text:span text:style-name="T104_9">P</text:span><text:span text:style-name="T104_10">(</text:span><text:span text:style-name="T104_11">n</text:span><text:span text:style-name="T104_12">+1)):</text:span></text:p>
      <text:p text:style-name="P105"><text:span text:style-name="T105_1">fac</text:span><text:span text:style-name="T105_2"><text:s/>(</text:span><text:span text:style-name="T105_3">n</text:span><text:span text:style-name="T105_4">+1)<text:s text:c="5"/>=<text:s/></text:span><text:span text:style-name="T105_5">fac</text:span><text:span text:style-name="T105_6">2<text:s/>(</text:span><text:span text:style-name="T105_7">n</text:span><text:span text:style-name="T105_8">+1)</text:span></text:p>
      <text:p text:style-name="P106"><text:span text:style-name="T106_1">(</text:span><text:span text:style-name="T106_2">n</text:span><text:span text:style-name="T106_3">+1)<text:s/>*<text:s/></text:span><text:span text:style-name="T106_4">fac</text:span><text:span text:style-name="T106_5"><text:s/></text:span><text:span text:style-name="T106_6">n</text:span><text:span text:style-name="T106_7"><text:s/>=<text:s/></text:span><text:span text:style-name="T106_8">fac</text:span><text:span text:style-name="T106_9">2<text:s/>(</text:span><text:span text:style-name="T106_10">n</text:span><text:span text:style-name="T106_11">+1)<text:s text:c="11"/>{</text:span><text:span text:style-name="T106_12">fac</text:span><text:span text:style-name="T106_13">.2}</text:span></text:p>
      <text:p text:style-name="P107"><text:span text:style-name="T107_1">(</text:span><text:span text:style-name="T107_2">n</text:span><text:span text:style-name="T107_3">+1)<text:s/>*<text:s/></text:span><text:span text:style-name="T107_4">fac</text:span><text:span text:style-name="T107_5"><text:s/></text:span><text:span text:style-name="T107_6">n</text:span><text:span text:style-name="T107_7"><text:s/>=<text:s/></text:span><text:span text:style-name="T107_8">facAux</text:span><text:span text:style-name="T107_9"><text:s/>(</text:span><text:span text:style-name="T107_10">n</text:span><text:span text:style-name="T107_11">+1)<text:s/>1<text:s text:c="7"/>{</text:span><text:span text:style-name="T107_12">fac</text:span><text:span text:style-name="T107_13">2.1}</text:span></text:p>
      <text:p text:style-name="P108"><text:span text:style-name="T108_1">(</text:span><text:span text:style-name="T108_2">n</text:span><text:span text:style-name="T108_3">+1)<text:s/>*<text:s/></text:span><text:span text:style-name="T108_4">fac</text:span><text:span text:style-name="T108_5"><text:s/></text:span><text:span text:style-name="T108_6">n</text:span><text:span text:style-name="T108_7"><text:s/>=<text:s/></text:span><text:span text:style-name="T108_8">facAux</text:span><text:span text:style-name="T108_9"><text:s/></text:span><text:span text:style-name="T108_10">n</text:span><text:span text:style-name="T108_11"><text:s/>((</text:span><text:span text:style-name="T108_12">n</text:span><text:span text:style-name="T108_13">+1)*1)<text:s text:c="3"/>{</text:span><text:span text:style-name="T108_14">facAux</text:span><text:span text:style-name="T108_15">.2}</text:span></text:p>
      <text:p text:style-name="P109"><text:span text:style-name="T109_1">(</text:span><text:span text:style-name="T109_2">n</text:span><text:span text:style-name="T109_3">+1)<text:s/>*<text:s/></text:span><text:span text:style-name="T109_4">fac</text:span><text:span text:style-name="T109_5"><text:s/></text:span><text:span text:style-name="T109_6">n</text:span><text:span text:style-name="T109_7"><text:s/>=<text:s/></text:span><text:span text:style-name="T109_8">facAux</text:span><text:span text:style-name="T109_9"><text:s/></text:span><text:span text:style-name="T109_10">n</text:span><text:span text:style-name="T109_11"><text:s/>(</text:span><text:span text:style-name="T109_12">n</text:span><text:span text:style-name="T109_13">+1)<text:s text:c="7"/>{</text:span><text:span text:style-name="T109_14">elem</text:span><text:span text:style-name="T109_15">.<text:s/></text:span><text:span text:style-name="T109_16">neutro</text:span><text:span text:style-name="T109_17"><text:s/></text:span><text:span text:style-name="T109_18">da</text:span><text:span text:style-name="T109_19"><text:s/></text:span><text:span text:style-name="T109_20">mult</text:span><text:span text:style-name="T109_21">.}</text:span></text:p>
      <text:p text:style-name="P110"><text:span text:style-name="T110_1">(</text:span><text:span text:style-name="T110_2">n</text:span><text:span text:style-name="T110_3">+1)<text:s/>*<text:s/></text:span><text:span text:style-name="T110_4">fac</text:span><text:span text:style-name="T110_5"><text:s/></text:span><text:span text:style-name="T110_6">n</text:span><text:span text:style-name="T110_7"><text:s/>=<text:s/>(</text:span><text:span text:style-name="T110_8">n</text:span><text:span text:style-name="T110_9">+1)<text:s/>*<text:s/></text:span><text:span text:style-name="T110_10">fac</text:span><text:span text:style-name="T110_11"><text:s/></text:span><text:span text:style-name="T110_12">n</text:span><text:span text:style-name="T110_13"><text:s text:c="8"/>{</text:span><text:span text:style-name="T110_14">hip</text:span><text:span text:style-name="T110_15">.</text:span><text:span text:style-name="T110_16">A</text:span><text:span text:style-name="T110_17">}</text:span></text:p>
      <text:p text:style-name="P1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